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T41" style:family="text">
      <style:text-properties style:text-position="super 58%"/>
    </style:style>
    <style:style style:name="T42" style:family="text">
      <style:text-properties style:text-position="super 58%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 ### Markup/Templating Languages &amp; Preprocessors</text:p>
        </text:list-item>
        <text:list-item>
          <text:p text:style-name="P2"><text:a xlink:type="simple" xlink:href="http://coffeescript.org" office:name=""><text:span text:style-name="Definition">CoffeeScript</text:span></text:a></text:p>
        </text:list-item>
        <text:list-item>
          <text:p text:style-name="P2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2"><text:a xlink:type="simple" xlink:href="http://linkedin.github.io/dustjs" office:name=""><text:span text:style-name="Definition">Dust.js</text:span></text:a></text:p>
        </text:list-item>
        <text:list-item>
          <text:p text:style-name="P2"><text:a xlink:type="simple" xlink:href="http://en.wikipedia.org/wiki/ERuby" office:name=""><text:span text:style-name="Definition">ERB/eRuby</text:span></text:a></text:p>
        </text:list-item>
        <text:list-item>
          <text:p text:style-name="P2"><text:a xlink:type="simple" xlink:href="http://haml.info" office:name=""><text:span text:style-name="Definition">Haml</text:span></text:a></text:p>
        </text:list-item>
        <text:list-item>
          <text:p text:style-name="P2"><text:a xlink:type="simple" xlink:href="http://handlebarsjs.com" office:name=""><text:span text:style-name="Definition">Handlebars.js</text:span></text:a></text:p>
        </text:list-item>
        <text:list-item>
          <text:p text:style-name="P2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2"><text:a xlink:type="simple" xlink:href="http://jade-lang.com" office:name=""><text:span text:style-name="Definition">Jade</text:span></text:a></text:p>
        </text:list-item>
        <text:list-item>
          <text:p text:style-name="P2"><text:a xlink:type="simple" xlink:href="http://www.oracle.com/technetwork/java/javaee/jsp" office:name=""><text:span text:style-name="Definition">JSP</text:span></text:a></text:p>
        </text:list-item>
        <text:list-item>
          <text:p text:style-name="P2"><text:a xlink:type="simple" xlink:href="http://docs.oracle.com/javaee/5/tutorial/doc/bnakc.html" office:name=""><text:span text:style-name="Definition">JSTL</text:span></text:a></text:p>
        </text:list-item>
        <text:list-item>
          <text:p text:style-name="P2"><text:a xlink:type="simple" xlink:href="http://lesscss.org" office:name=""><text:span text:style-name="Definition">LESS</text:span></text:a><text:span text:style-name="T17">†</text:span></text:p>
        </text:list-item>
        <text:list-item>
          <text:p text:style-name="P2"><text:a xlink:type="simple" xlink:href="http://liquidmarkup.org" office:name=""><text:span text:style-name="Definition">Liquid</text:span></text:a></text:p>
        </text:list-item>
        <text:list-item>
          <text:p text:style-name="P2"><text:a xlink:type="simple" xlink:href="http://daringfireball.net/projects/markdown" office:name=""><text:span text:style-name="Definition">Markdown</text:span></text:a><text:span text:style-name="T18">†</text:span></text:p>
        </text:list-item>
        <text:list-item>
          <text:p text:style-name="P2"><text:a xlink:type="simple" xlink:href="http://mustache.github.io" office:name=""><text:span text:style-name="Definition">Mustache</text:span></text:a></text:p>
        </text:list-item>
        <text:list-item>
          <text:p text:style-name="P2"><text:a xlink:type="simple" xlink:href="http://sass-lang.com" office:name=""><text:span text:style-name="Definition">Sass</text:span></text:a><text:span text:style-name="T19">†</text:span></text:p>
        </text:list-item>
        <text:list-item>
          <text:p text:style-name="P2"><text:a xlink:type="simple" xlink:href="http://smarty.net" office:name=""><text:span text:style-name="Definition">Smarty</text:span></text:a></text:p>
        </text:list-item>
        <text:list-item>
          <text:p text:style-name="P2"><text:a xlink:type="simple" xlink:href="http://paularmstrong.github.io/swig" office:name=""><text:span text:style-name="Definition">Swig</text:span></text:a></text:p>
        </text:list-item>
        <text:list-item>
          <text:p text:style-name="P2"><text:a xlink:type="simple" xlink:href="http://learnboost.github.io/stylus" office:name=""><text:span text:style-name="Definition">Stylus</text:span></text:a></text:p>
        </text:list-item>
      </text:list>
      <text:h text:style-name="Heading_20_3" text:outline-level="3">Frameworks &amp; APIs</text:h>
      <text:list text:style-name="L3">
        <text:list-item>
          <text:p text:style-name="P3"><text:a xlink:type="simple" xlink:href="http://backbonejs.org" office:name=""><text:span text:style-name="Definition">Backbone.js</text:span></text:a><text:span text:style-name="T20">†</text:span></text:p>
        </text:list-item>
        <text:list-item>
          <text:p text:style-name="P3"><text:a xlink:type="simple" xlink:href="http://bower.io" office:name=""><text:span text:style-name="Definition">Bower</text:span></text:a></text:p>
        </text:list-item>
        <text:list-item>
          <text:p text:style-name="P3"><text:a xlink:type="simple" xlink:href="http://browserify.org" office:name=""><text:span text:style-name="Definition">Browserify</text:span></text:a><text:span text:style-name="T21">†</text:span></text:p>
        </text:list-item>
        <text:list-item>
          <text:p text:style-name="P3"><text:a xlink:type="simple" xlink:href="http://compass-style.org" office:name=""><text:span text:style-name="Definition">Compass</text:span></text:a><text:span text:style-name="T22">†</text:span></text:p>
        </text:list-item>
        <text:list-item>
          <text:p text:style-name="P3"><text:a xlink:type="simple" xlink:href="http://www.djangoproject.com" office:name=""><text:span text:style-name="Definition">Django</text:span></text:a></text:p>
        </text:list-item>
        <text:list-item>
          <text:p text:style-name="P3"><text:a xlink:type="simple" xlink:href="http://expressjs.com" office:name=""><text:span text:style-name="Definition">Express</text:span></text:a><text:span text:style-name="T23">†</text:span></text:p>
        </text:list-item>
        <text:list-item>
          <text:p text:style-name="P3"><text:a xlink:type="simple" xlink:href="http://jasmine.github.io" office:name=""><text:span text:style-name="Definition">Jasmine</text:span></text:a></text:p>
        </text:list-item>
        <text:list-item>
          <text:p text:style-name="P3"><text:a xlink:type="simple" xlink:href="http://jquery.com" office:name=""><text:span text:style-name="Definition">jQuery</text:span></text:a><text:span text:style-name="T24">†</text:span></text:p>
        </text:list-item>
        <text:list-item>
          <text:p text:style-name="P3"><text:a xlink:type="simple" xlink:href="http://krakenjs.com" office:name=""><text:span text:style-name="Definition">krakenjs</text:span></text:a></text:p>
        </text:list-item>
        <text:list-item>
          <text:p text:style-name="P3"><text:a xlink:type="simple" xlink:href="http://lodash.com" office:name=""><text:span text:style-name="Definition">Lodash</text:span></text:a><text:span text:style-name="T25">†</text:span></text:p>
        </text:list-item>
        <text:list-item>
          <text:p text:style-name="P3"><text:a xlink:type="simple" xlink:href="http://meteor.com" office:name=""><text:span text:style-name="Definition">Meteor</text:span></text:a></text:p>
        </text:list-item>
        <text:list-item>
          <text:p text:style-name="P3"><text:a xlink:type="simple" xlink:href="http://middlemanapp.com" office:name=""><text:span text:style-name="Definition">Middleman</text:span></text:a></text:p>
        </text:list-item>
        <text:list-item>
          <text:p text:style-name="P3"><text:a xlink:type="simple" xlink:href="http://nodejs.org" office:name=""><text:span text:style-name="Definition">Node.js</text:span></text:a><text:span text:style-name="T26">†</text:span></text:p>
        </text:list-item>
        <text:list-item>
          <text:p text:style-name="P3"><text:a xlink:type="simple" xlink:href="http://prototypejs.org" office:name=""><text:span text:style-name="Definition">Prototype.js</text:span></text:a></text:p>
        </text:list-item>
        <text:list-item>
          <text:p text:style-name="P3"><text:a xlink:type="simple" xlink:href="http://facebook.github.io/react" office:name=""><text:span text:style-name="Definition">React</text:span></text:a></text:p>
        </text:list-item>
        <text:list-item>
          <text:p text:style-name="P3"><text:a xlink:type="simple" xlink:href="http://requirejs.org" office:name=""><text:span text:style-name="Definition">Require.js</text:span></text:a><text:span text:style-name="T27">†</text:span></text:p>
        </text:list-item>
        <text:list-item>
          <text:p text:style-name="P3"><text:a xlink:type="simple" xlink:href="http://rubyonrails.org" office:name=""><text:span text:style-name="Definition">Ruby on Rails</text:span></text:a></text:p>
        </text:list-item>
        <text:list-item>
          <text:p text:style-name="P3"><text:a xlink:type="simple" xlink:href="http://sinatrarb.com" office:name=""><text:span text:style-name="Definition">Sinatra</text:span></text:a></text:p>
        </text:list-item>
        <text:list-item>
          <text:p text:style-name="P3"><text:a xlink:type="simple" xlink:href="http://dev.twitter.com" office:name=""><text:span text:style-name="Definition">Twitter API</text:span></text:a></text:p>
        </text:list-item>
        <text:list-item>
          <text:p text:style-name="P3"><text:a xlink:type="simple" xlink:href="http://underscorejs.org" office:name=""><text:span text:style-name="Definition">Underscore.js</text:span></text:a><text:span text:style-name="T28">†</text:span></text:p>
        </text:list-item>
        <text:list-item>
          <text:p text:style-name="P3"><text:a xlink:type="simple" xlink:href="http://wordpress.org" office:name=""><text:span text:style-name="Definition">Wordpress</text:span></text:a></text:p>
        </text:list-item>
        <text:list-item>
          <text:p text:style-name="P3"><text:a xlink:type="simple" xlink:href="http://developer.yahoo.com/yui" office:name=""><text:span text:style-name="Definition">YUI</text:span></text:a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www.adobe.com/products/creativesuite.html" office:name=""><text:span text:style-name="Definition">Adobe Creative Suite</text:span></text:a><text:span text:style-name="T29">†</text:span></text:p>
        </text:list-item>
        <text:list-item>
          <text:p text:style-name="P4"><text:a xlink:type="simple" xlink:href="http://aws.amazon.com" office:name=""><text:span text:style-name="Definition">Amazon Web Services</text:span></text:a></text:p>
        </text:list-item>
        <text:list-item>
          <text:p text:style-name="P4"><text:a xlink:type="simple" xlink:href="http://apache.org" office:name=""><text:span text:style-name="Definition">Apache</text:span></text:a><text:span text:style-name="T30">†</text:span></text:p>
        </text:list-item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demandware.com" office:name=""><text:span text:style-name="Definition">Demandwar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4"><text:a xlink:type="simple" xlink:href="http://gruntjs.com" office:name=""><text:span text:style-name="Definition">Grunt</text:span></text:a><text:span text:style-name="T32">†</text:span></text:p>
        </text:list-item>
        <text:list-item>
          <text:p text:style-name="P4"><text:a xlink:type="simple" xlink:href="http://gulpjs.com" office:name=""><text:span text:style-name="Definition">Gulp</text:span></text:a><text:span text:style-name="T33">†</text:span></text:p>
        </text:list-item>
        <text:list-item>
          <text:p text:style-name="P4"><text:a xlink:type="simple" xlink:href="http://jboss.org" office:name=""><text:span text:style-name="Definition">JBoss</text:span></text:a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34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35">†</text:span></text:p>
        </text:list-item>
        <text:list-item>
          <text:p text:style-name="P4"><text:a xlink:type="simple" xlink:href="http://magento.com" office:name=""><text:span text:style-name="Definition">Magento</text:span></text:a><text:span text:style-name="T36">†</text:span></text:p>
        </text:list-item>
        <text:list-item>
          <text:p text:style-name="P4"><text:a xlink:type="simple" xlink:href="http://mongodb.org" office:name=""><text:span text:style-name="Definition">MongoDB</text:span></text:a><text:span text:style-name="T37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www.oracle.com/us/products/applications/web-commerce/atg" office:name=""><text:span text:style-name="Definition">Oracle ATG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postgresql.org" office:name=""><text:span text:style-name="Definition">PostgreSQL</text:span></text:a></text:p>
        </text:list-item>
        <text:list-item>
          <text:p text:style-name="P4"><text:a xlink:type="simple" xlink:href="http://rvm.beginrescueend.com" office:name=""><text:span text:style-name="Definition">rvm</text:span></text:a><text:span text:style-name="T38">†</text:span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tmux.sourceforge.net" office:name=""><text:span text:style-name="Definition">tmux</text:span></text:a><text:span text:style-name="T39">†</text:span></text:p>
        </text:list-item>
        <text:list-item>
          <text:p text:style-name="P4"><text:a xlink:type="simple" xlink:href="http://tomcat.apache.com" office:name=""><text:span text:style-name="Definition">Tomcat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vagrantup.com" office:name=""><text:span text:style-name="Definition">Vagrant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40">†</text:span></text:p>
        </text:list-item>
        <text:list-item>
          <text:p text:style-name="P4"><text:a xlink:type="simple" xlink:href="http://virtualbox.org" office:name=""><text:span text:style-name="Definition">VirtualBox</text:span></text:a><text:span text:style-name="T41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yeoman.io" office:name=""><text:span text:style-name="Definition">Yeoman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42">†</text:span></text:p>
        </text:list-item>
      </text:list>
      <text:h text:style-name="Heading_20_2" text:outline-level="2">Education</text:h>
      <text:p text:style-name="First_20_paragraph"><text:a xlink:type="simple" xlink:href="http://sju.edu" office:name=""><text:span text:style-name="Definition">Saint Joseph’s University</text:span></text:a>, Erivan K. Haub School of Business<text:line-break/>BS, Information Systems, 1996 - 2000</text:p>
      <text:h text:style-name="Heading_20_2" text:outline-level="2">Honors and Awards</text:h>
      <text:p text:style-name="First_20_paragraph"><text:span text:style-name="T43">Unsung</text:span><text:span text:style-name="T44"> </text:span><text:span text:style-name="T45">Hero</text:span>, Empathy Lab, May 2011<text:line-break/>A peer-awarded honor which I’ll always be terribly proud to have won.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p text:style-name="First_20_paragraph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